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Group.ResourceGrou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Group.addObject( AbstractNamedAFPObject name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Group.writeStart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Group.writeEnd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Group.resourceExists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Group.writeContent( OutputStream o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ourceGrou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Group.getResour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